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n j'ai du temps</text:p>
      <text:p text:style-name="Standard">En fait pour faire simple</text:p>
      <text:p text:style-name="Standard">Les playlists, faire des annoncement ça sert à rien on va les sortir chaque mois donc</text:p>
      <text:p text:style-name="Standard">I. En news faut qu'on racolle avec notre site pour l'actualiser petit à petit</text:p>
      <text:p text:style-name="Standard">II. En artiste faut faire des fiches pour chaque artiste comme tu as fait. Ca fera un systeme de news personalisés (si c'est possible). Genre si tu likes Kendrick Lamar, ben l'appli se focus sur lui</text:p>
      <text:p text:style-name="Standard">III. Calendrier tu as pas avancé mais nickel tout est top de base donc ça devrait aller</text:p>
      <text:p text:style-name="Standard">IV. Playlist, on créera la rubrique dans laquelle il y aura la quasi totalité de nos playlist et les gens pourront les écouter easy</text:p>
      <text:p text:style-name="Standard">V. Faudra créer, mais après ça un systeme de notifications car c'est le plus important</text:p>
      <text:p text:style-name="Standard">Donc non on zappe pas les playlist mais on va fonctionner en méthode de projet. Chaque chose à la fois, si on part dans tous les sens on va se perdre</text:p>
      <text:p text:style-name="Standard">Faut qu'on soit sûr de ce qu'on fait sur les rubriques et après on corrigera</text:p>
      <text:p text:style-name="Standard"/>
      <text:p text:style-name="Standard">Ok mais du coup on va creer une nouvelle rubrique "playlists" ou "playlists du moments" avec une descriptions detaillé et un lien pour les jouer ? (Les jouers à l'interieur l'application c'est assez compliqué)</text:p>
      <text:p text:style-name="Standard">Tu peux me noter tout ce que t'as dit dans un word et me l'envoyer par mail ?</text:p>
      <text:section text:style-name="Sect1" text:name="js_ax">
        <text:p text:style-name="Standard">Fuck comment on change les smiley sur les messages</text:p>
      </text:section>
      <text:section text:style-name="Sect1" text:name="js_am">
        <text:p text:style-name="Standard">Donc faut que l'utilisateur puisse liker un artiste</text:p>
      </text:section>
      <text:section text:style-name="Sect1" text:name="js_a0">
        <text:p text:style-name="Standard">Un artiste issu de vos playlist ? Genre il clique sur le titre de la playlist et ça lui demande d'ajouter l'artiste à la liste des artistes qu'il like et ça active les news, les sorties d'albums autour de cet artiste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4:28:19.995257067</meta:creation-date>
    <dc:date>2017-11-09T14:28:56.126949417</dc:date>
    <meta:editing-duration>PT37S</meta:editing-duration>
    <meta:editing-cycles>1</meta:editing-cycles>
    <meta:document-statistic meta:table-count="0" meta:image-count="0" meta:object-count="0" meta:page-count="1" meta:paragraph-count="15" meta:word-count="288" meta:character-count="1536" meta:non-whitespace-character-count="1263"/>
    <meta:generator>LibreOffice/5.1.6.2$Linux_X86_64 LibreOffice_project/10m0$Build-2</meta:generator>
  </office:meta>
</office:document-meta>
</file>